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5" table:default-cell-style-name="Default"/>
        <table:table-row table:style-name="ro1">
          <table:table-cell office:value-type="string">
            <text:p>(ms)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dynamic2</text:p>
          </table:table-cell>
        </table:table-row>
        <table:table-row table:style-name="ro1">
          <table:table-cell office:value-type="string">
            <text:p>eclipse</text:p>
          </table:table-cell>
          <table:table-cell office:value-type="float" office:value="220357">
            <text:p>220357</text:p>
          </table:table-cell>
          <table:table-cell office:value-type="float" office:value="229420">
            <text:p>229420</text:p>
          </table:table-cell>
          <table:table-cell office:value-type="float" office:value="213029">
            <text:p>213029</text:p>
          </table:table-cell>
          <table:table-cell office:value-type="float" office:value="222465">
            <text:p>222465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float" office:value="26325">
            <text:p>26325</text:p>
          </table:table-cell>
          <table:table-cell office:value-type="float" office:value="25580">
            <text:p>25580</text:p>
          </table:table-cell>
          <table:table-cell office:value-type="float" office:value="22457">
            <text:p>22457</text:p>
          </table:table-cell>
          <table:table-cell office:value-type="float" office:value="25111">
            <text:p>25111</text:p>
          </table:table-cell>
        </table:table-row>
        <table:table-row table:style-name="ro1">
          <table:table-cell office:value-type="string">
            <text:p>tradebeans</text:p>
          </table:table-cell>
          <table:table-cell office:value-type="float" office:value="41091">
            <text:p>41091</text:p>
          </table:table-cell>
          <table:table-cell office:value-type="float" office:value="40524">
            <text:p>40524</text:p>
          </table:table-cell>
          <table:table-cell office:value-type="float" office:value="40789">
            <text:p>40789</text:p>
          </table:table-cell>
          <table:table-cell office:value-type="float" office:value="41971">
            <text:p>41971</text:p>
          </table:table-cell>
        </table:table-row>
        <table:table-row table:style-name="ro1">
          <table:table-cell office:value-type="string">
            <text:p>tradesoap</text:p>
          </table:table-cell>
          <table:table-cell office:value-type="float" office:value="150744">
            <text:p>150744</text:p>
          </table:table-cell>
          <table:table-cell office:value-type="float" office:value="155857">
            <text:p>155857</text:p>
          </table:table-cell>
          <table:table-cell office:value-type="float" office:value="147473">
            <text:p>147473</text:p>
          </table:table-cell>
          <table:table-cell office:value-type="float" office:value="151905">
            <text:p>151905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2:.B5])" office:value-type="float" office:value="438517">
            <text:p>438517</text:p>
          </table:table-cell>
          <table:table-cell table:formula="of:=SUM([.C2:.C5])" office:value-type="float" office:value="451381">
            <text:p>451381</text:p>
          </table:table-cell>
          <table:table-cell table:formula="of:=SUM([.D2:.D5])" office:value-type="float" office:value="423748">
            <text:p>423748</text:p>
          </table:table-cell>
          <table:table-cell table:formula="of:=SUM([.E2:.E5])" office:value-type="float" office:value="441452">
            <text:p>441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正黑" fo:language="en" fo:country="US" style:font-name-asian="文泉驿正黑1" style:language-asian="zh" style:country-asian="CN" style:font-name-complex="文泉驿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000／00／00</text:date>, <text:time style:data-style-name="N2" text:time-value="0000-00-00T15:00:1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ehuc </meta:initial-creator>
    <meta:creation-date>2013-02-19T20:07:14</meta:creation-date>
    <dc:date>2013-05-01T15:07:46</dc:date>
    <dc:creator>xiehuc </dc:creator>
    <meta:editing-duration>PT12M53S</meta:editing-duration>
    <meta:editing-cycles>7</meta:editing-cycles>
    <meta:generator>LibreOffice/3.6$Linux_X86_64 LibreOffice_project/360m1$Build-2</meta:generator>
    <meta:document-statistic meta:table-count="1" meta:cell-count="30" meta:object-count="0"/>
  </office:meta>
</office:document-meta>
</file>